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4pt"/>
    </style:style>
    <style:style style:name="co3" style:family="table-column">
      <style:table-column-properties fo:break-before="auto" style:column-width="67.49pt"/>
    </style:style>
    <style:style style:name="co4" style:family="table-column">
      <style:table-column-properties fo:break-before="auto" style:column-width="11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number-columns-repeated="2" table:style-name="ce1" office:value-type="string" calcext:value-type="string">
            <text:p>Pair2</text:p>
          </table:table-cell>
          <table:table-cell table:style-name="ce1" office:value-type="string" calcext:value-type="string">
            <text:p>Pair3</text:p>
          </table:table-cell>
          <table:table-cell table:style-name="ce1" office:value-type="string" calcext:value-type="string">
            <text:p>Pair4</text:p>
          </table:table-cell>
          <table:table-cell table:style-name="ce1" office:value-type="string" calcext:value-type="string">
            <text:p>Pair5</text:p>
          </table:table-cell>
          <table:table-cell table:style-name="ce1" office:value-type="string" calcext:value-type="string">
            <text:p>Pair6</text:p>
          </table:table-cell>
          <table:table-cell table:style-name="ce1" office:value-type="string" calcext:value-type="string">
            <text:p>Pair7</text:p>
          </table:table-cell>
          <table:table-cell table:style-name="ce1" office:value-type="string" calcext:value-type="string">
            <text:p>Sum CORE in pairs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1">
          <table:table-cell table:style-name="ce1" office:value-type="string" calcext:value-type="string">
            <text:p>CORE</text:p>
          </table:table-cell>
          <table:table-cell table:style-name="ce2" office:value-type="float" office:value="3635" calcext:value-type="float">
            <text:p>3635</text:p>
          </table:table-cell>
          <table:table-cell table:style-name="ce3" office:value-type="float" office:value="668" calcext:value-type="float">
            <text:p>668</text:p>
          </table:table-cell>
          <table:table-cell table:style-name="ce3"/>
          <table:table-cell table:number-columns-repeated="4"/>
          <table:table-cell table:formula="of:=SUM([.B2:.H2])" office:value-type="float" office:value="4303" calcext:value-type="float">
            <text:p>4303</text:p>
          </table:table-cell>
          <table:table-cell table:formula="of:=(10000-[.I2])/[.I2]" office:value-type="float" office:value="1.32396002788752" calcext:value-type="float">
            <text:p>1.32396002788752</text:p>
          </table:table-cell>
        </table:table-row>
        <table:table-row table:style-name="ro1">
          <table:table-cell table:style-name="ce1" office:value-type="string" calcext:value-type="string">
            <text:p>XXX</text:p>
          </table:table-cell>
          <table:table-cell table:style-name="ce3" office:value-type="float" office:value="32182" calcext:value-type="float">
            <text:p>32182</text:p>
          </table:table-cell>
          <table:table-cell table:style-name="ce3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loor</text:p>
          </table:table-cell>
          <table:table-cell table:formula="of:=([.B2]*[.B3])/(([.B2] + 0.997*([.$J$2]*[.B2]))*([.B2]+[.$J$2]*[.B2]))" office:value-type="float" office:value="1.64207955998615" calcext:value-type="float">
            <text:p>1.64207955998615</text:p>
          </table:table-cell>
          <table:table-cell table:formula="of:=([.C2]*[.C3])/(([.C2] + 0.997*([.$J$2]*[.C2]))*([.C2]+[.$J$2]*[.C2]))" office:value-type="float" office:value="0.0474794006214464" calcext:value-type="float">
            <text:p>0.047479400621447</text:p>
          </table:table-cell>
          <table:table-cell table:formula="of:=([.D2]*[.D3])/(([.D2] + 0.997*([.$J$2]*[.D2]))*([.D2]+[.$J$2]*[.D2]))" office:value-type="string" office:string-value="" calcext:value-type="error">
            <text:p>#DIV/0!</text:p>
          </table:table-cell>
          <table:table-cell table:formula="of:=([.E2]*[.E3])/(([.E2] + 0.997*([.$J$2]*[.E2]))*([.E2]+[.$J$2]*[.E2]))" office:value-type="string" office:string-value="" calcext:value-type="error">
            <text:p>#DIV/0!</text:p>
          </table:table-cell>
          <table:table-cell table:formula="of:=([.F2]*[.F3])/(([.F2] + 0.997*([.$J$2]*[.F2]))*([.F2]+[.$J$2]*[.F2]))" office:value-type="string" office:string-value="" calcext:value-type="error">
            <text:p>#DIV/0!</text:p>
          </table:table-cell>
          <table:table-cell table:formula="of:=([.G2]*[.G3])/(([.G2] + 0.997*([.$J$2]*[.G2]))*([.G2]+[.$J$2]*[.G2]))" office:value-type="string" office:string-value="" calcext:value-type="error">
            <text:p>#DIV/0!</text:p>
          </table:table-cell>
          <table:table-cell table:formula="of:=([.H2]*[.H3])/(([.H2] + 0.997*([.$J$2]*[.H2]))*([.H2]+[.$J$2]*[.H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djust the red numbers (check with !s with RoboCORE) and see how floor changes. The floor row is calculated from the corresponding pai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 an extra pair by entering a number in the CORE row. There is no need for a number in the XXX row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5:41:19.806045468</meta:creation-date>
    <dc:date>2020-11-02T15:56:18.940304363</dc:date>
    <meta:editing-duration>PT14M58S</meta:editing-duration>
    <meta:editing-cycles>3</meta:editing-cycles>
    <meta:generator>LibreOffice/6.0.7.3$Linux_X86_64 LibreOffice_project/00m0$Build-3</meta:generator>
    <meta:document-statistic meta:table-count="1" meta:cell-count="27" meta:object-count="0"/>
  </office:meta>
</office:document-meta>
</file>